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0aae2c" officeooo:paragraph-rsid="000aae2c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aae2c" officeooo:paragraph-rsid="000c1b9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0e68f3" officeooo:paragraph-rsid="000e68f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133276" officeooo:paragraph-rsid="00133276" style:font-size-asian="10.5pt" style:font-weight-asian="normal" style:font-size-complex="12pt" style:font-weight-complex="normal"/>
    </style:style>
    <style:style style:name="T1" style:family="text">
      <style:text-properties officeooo:rsid="000c1b98"/>
    </style:style>
    <style:style style:name="T2" style:family="text">
      <style:text-properties officeooo:rsid="000fc575"/>
    </style:style>
    <style:style style:name="T3" style:family="text">
      <style:text-properties officeooo:rsid="0011281d"/>
    </style:style>
    <style:style style:name="T4" style:family="text">
      <style:text-properties officeooo:rsid="0014cae5"/>
    </style:style>
    <style:style style:name="T5" style:family="text">
      <style:text-properties officeooo:rsid="00165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 Management</text:p>
      <text:p text:style-name="P2">Main board power is provided through a board mounted barrel connector on the far left side of the unit. <text:span text:style-name="T1">It inputs 12VDC from a T1116-P5P (or similar) power supply unit. The 12VDC is used directly by the audio amplifier module, and is also fed into two other power management modules for logic step-down, and Nixie tube step-up.</text:span></text:p>
      <text:p text:style-name="P2"/>
      <text:p text:style-name="P3">The 12VDC is stepped down to 5VDC through a TI TPS562200DDCR switching buck converter, capable of handling up to 2A. The Raspberry Pi will consume around 1.4A given its fairly light load of USB modules, and the rest of the <text:span text:style-name="T2">logic</text:span> circuit<text:span text:style-name="T2">s</text:span> should use less than 100mA combined, giving a 25% power safety margin. <text:span text:style-name="T3">See datasheet for example circuit, and schematic for exact parts and layout.</text:span></text:p>
      <text:p text:style-name="P3"/>
      <text:p text:style-name="P4">To provide high voltage DC for the <text:span text:style-name="T5">N</text:span>ixie tubes, the 12VDC is also fed into the ‘1364 - SmartNixie HVPS-H’ module, which provides up to 8 watts of power given 12V in. <text:span text:style-name="T4">This module is mounted on the underside of the Nixie display board to conserve space on the main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11:00.088862442</dc:date>
    <meta:editing-duration>PT21M26S</meta:editing-duration>
    <meta:editing-cycles>20</meta:editing-cycles>
    <meta:document-statistic meta:table-count="0" meta:image-count="0" meta:object-count="0" meta:page-count="1" meta:paragraph-count="4" meta:word-count="176" meta:character-count="995" meta:non-whitespace-character-count="823"/>
  </office:meta>
</office:document-meta>
</file>